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8.56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166.2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.97mm"/>
    </style:style>
    <style:style style:name="co6" style:family="table-column">
      <style:table-column-properties fo:break-before="auto" style:column-width="101.39mm"/>
    </style:style>
    <style:style style:name="co7" style:family="table-column">
      <style:table-column-properties fo:break-before="auto" style:column-width="105.48mm"/>
    </style:style>
    <style:style style:name="co8" style:family="table-column">
      <style:table-column-properties fo:break-before="auto" style:column-width="139.51mm"/>
    </style:style>
    <style:style style:name="co9" style:family="table-column">
      <style:table-column-properties fo:break-before="auto" style:column-width="85.58mm"/>
    </style:style>
    <style:style style:name="co10" style:family="table-column">
      <style:table-column-properties fo:break-before="auto" style:column-width="104.65mm"/>
    </style:style>
    <style:style style:name="co11" style:family="table-column">
      <style:table-column-properties fo:break-before="auto" style:column-width="106.29mm"/>
    </style:style>
    <style:style style:name="co12" style:family="table-column">
      <style:table-column-properties fo:break-before="auto" style:column-width="65.16mm"/>
    </style:style>
    <style:style style:name="co13" style:family="table-column">
      <style:table-column-properties fo:break-before="auto" style:column-width="138.98mm"/>
    </style:style>
    <style:style style:name="co14" style:family="table-column">
      <style:table-column-properties fo:break-before="auto" style:column-width="90.77mm"/>
    </style:style>
    <style:style style:name="co15" style:family="table-column">
      <style:table-column-properties fo:break-before="auto" style:column-width="142.79mm"/>
    </style:style>
    <style:style style:name="co16" style:family="table-column">
      <style:table-column-properties fo:break-before="auto" style:column-width="80.96mm"/>
    </style:style>
    <style:style style:name="co17" style:family="table-column">
      <style:table-column-properties fo:break-before="auto" style:column-width="99.48mm"/>
    </style:style>
    <style:style style:name="co18" style:family="table-column">
      <style:table-column-properties fo:break-before="auto" style:column-width="102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actor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ctores del Sistema</text:p>
          </table:table-cell>
          <table:covered-table-cell table:style-name="ce1"/>
          <table:covered-table-cell/>
        </table:table-row>
        <table:table-row table:style-name="ro1">
          <table:table-cell office:value-type="string" calcext:value-type="string">
            <text:p>Acto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string" calcext:value-type="string">
            <text:p>Usuario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ntidad externa que hará uso de los servicios y módulos que disponga el sistema</text:p>
          </table:table-cell>
        </table:table-row>
        <table:table-row table:style-name="ro1">
          <table:table-cell office:value-type="string" calcext:value-type="string">
            <text:p>Almacenamiento Persistente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Entidad que representa el entorno de almacenamiento persistente del sistema</text:p>
          </table:table-cell>
        </table:table-row>
        <table:table-row table:style-name="ro1">
          <table:table-cell office:value-type="string" calcext:value-type="string">
            <text:p>Sistema de Cola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Entidad externa que facilita el manejo de los procesos a ejecutarse de manera remota en forma de jobs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Perfiles del Sistema</text:p>
          </table:table-cell>
          <table:covered-table-cell table:style-name="ce1"/>
          <table:covered-table-cell/>
        </table:table-row>
        <table:table-row table:style-name="ro1">
          <table:table-cell office:value-type="string" calcext:value-type="string">
            <text:p>Ro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string" calcext:value-type="string">
            <text:p>Administrad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cargado de administrar las cuentas de usuario, los sistemas de acceso, estadísticas de uso, etc</text:p>
          </table:table-cell>
        </table:table-row>
        <table:table-row table:style-name="ro1">
          <table:table-cell office:value-type="string" calcext:value-type="string">
            <text:p>Usuario Común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Tiene acceso a los módulos y a la utilización de recursos que el sistema dispone</text:p>
          </table:table-cell>
        </table:table-row>
      </table:table>
      <table:table table:name="listaCU" table:style-name="ta1">
        <table:table-column table:style-name="co5" table:default-cell-style-name="Default"/>
        <table:table-column table:style-name="co6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#</text:p>
          </table:table-cell>
          <table:table-cell table:style-name="Default" office:value-type="string" calcext:value-type="string">
            <text:p>Casos de Uso</text:p>
          </table:table-cell>
          <table:table-cell office:value-type="string" calcext:value-type="string">
            <text:p>Est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gistrar nuevo usuari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ditar usuario existent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iminar usuario existent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sualizar usuari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ear áreas de trabaj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liminar áreas de trabaj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gistrar role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ditar roles existent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liminar rol existent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isualizar role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iciar sesión de usuari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enticar usuari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errar sesió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cuperar cuenta de usuari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establecer cuenta de usuari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dificar datos de acces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tificación de cambi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isualizar estadísticas de uso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isualizar carga de servidore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sualizar carga de sistema de colas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sualizar estados de trabajos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isualizar estadísticas de trabajo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imar estadísticos en relación a la muestr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isualizar estadísticos de datos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imar box plot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isualizar box plot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imar histograma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isualizar histogram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timar bar charts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isualizar bar chart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timar pie chart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isualizar pie charts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timar matrices de correlación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sualizar heat map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timar scatter plot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isualizar scatter plot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evisar correcto estado set de datos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evisar variables discretas en set de datos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evisar formato de set de datos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lojar set de datos en área de trabajo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mplementar algoritmo K-Means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mplementar algoritmo Mean Shift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mplementar algoritmo Affinity Propagation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mplementar algoritmo DBScan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mplementar algoritmo Aglomerativos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mplementar algoritmo jerarquizado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mplementar algoritmo SOM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valuar las particiones generadas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eportar resultado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mplementar algoritmo Naive Bayes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mplementar algoritmo KNN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mplementar algoritmo Random Forest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mplementar algoritmo AdaBoost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mplementar algoritmo SVM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mplementar algoritmo NuSVC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mplementar algoritmo MLP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mplementar algoritmo Árboles de Decisión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Implementar validación cruzada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mplementar validación LOU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stimar Curva ROC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stimar curva de validación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stimar matriz de confusión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stimar las medidas de desempeño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lojar resultados en job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mplementar PCA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Implementar Deformaciones de Espacio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mplementar algoritmos de Mutual Information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Implementar algoritmo de correlaciones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Implementar algoritmos basados en distribuciones bayesianas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egistrar procesos en sistema de colas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ditar proceso en sistema de cola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Eliminar proceso de sistema de cola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ostrar estado de cola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otificar estados de procesos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otificar finalización de trabajos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evisar procesos en cola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nviar mensajes de notificaciones a usuarios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onfigurar mensajes de notificacione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enerar notificaciones globales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esponder solicitudes de muestra de datos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egistrar nuevos elementos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odificar elementos en el sistema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Eliminar elementos en el sistema</text:p>
          </table:table-cell>
          <table:table-cell/>
        </table:table-row>
      </table:table>
      <table:table table:name="casosUsoUsuario" table:style-name="ta1">
        <table:table-column table:style-name="co7" table:default-cell-style-name="ce2"/>
        <table:table-column table:style-name="co8" table:default-cell-style-name="ce2"/>
        <table:table-row table:style-name="ro1">
          <table:table-cell table:style-name="ce3" office:value-type="string" calcext:value-type="string" table:number-columns-spanned="2" table:number-rows-spanned="1">
            <text:p>Caso de Uso: CU01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Registrar nuevo usuari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 office:value-type="string" calcext:value-type="string">
            <text:p>US1, AP1, AP2</text:p>
          </table:table-cell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nsertar en el sistema de almacenamiento persistente un nuevo usuari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stema de almacenamiento persistente sin registro de usuari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Usuario registrado en sistema, área de trabajo creada correctamente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dministrador ingresa a formulario de nuevo registro de usu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solicita los datos de usuario</text:p>
          </table:table-cell>
        </table:table-row>
        <table:table-row table:style-name="ro1">
          <table:table-cell office:value-type="string" calcext:value-type="string">
            <text:p>Administrador completa y envía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procesa y valida los datos</text:p>
          </table:table-cell>
        </table:table-row>
        <table:table-row table:style-name="ro1">
          <table:table-cell/>
          <table:table-cell office:value-type="string" calcext:value-type="string">
            <text:p>Sistema registra nuevo dato en almacenamiento persistente (CU02)</text:p>
          </table:table-cell>
        </table:table-row>
        <table:table-row table:style-name="ro1">
          <table:table-cell/>
          <table:table-cell office:value-type="string" calcext:value-type="string">
            <text:p>Sistema crea área de trabajo para nuevo usuario (CU03)</text:p>
          </table:table-cell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02, CU03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ursos alternativos</text:p>
          </table:table-cell>
          <table:table-cell office:value-type="string" calcext:value-type="string">
            <text:p>Usuario ya existe y el sistema lo notifica</text:p>
          </table:table-cell>
        </table:table-row>
        <table:table-row table:style-name="ro1">
          <table:covered-table-cell/>
          <table:table-cell office:value-type="string" calcext:value-type="string">
            <text:p>No se puede registrar el usuario por problemas en AP, se notifica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06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ditar usuario existente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ditar usuario existente en el sistema de almacenamiento persistente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stema de almacenamiento persistente sin usuario modificad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Usuario registrado modificado de manera correct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dministrador ingresa a formulario de editar registro de usu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solicita los datos de usuario</text:p>
          </table:table-cell>
        </table:table-row>
        <table:table-row table:style-name="ro1">
          <table:table-cell office:value-type="string" calcext:value-type="string">
            <text:p>Administrador completa y envía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procesa y valida los datos</text:p>
          </table:table-cell>
        </table:table-row>
        <table:table-row table:style-name="ro1">
          <table:table-cell/>
          <table:table-cell office:value-type="string" calcext:value-type="string">
            <text:p>Sistema edita registro en almacenamiento persistente (CU07)</text:p>
          </table:table-cell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07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No se puede editar el usuario por problemas en AP, se notifica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08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liminar usuario existente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liminar usuario existente en el sistema de almacenamiento persistente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stema de almacenamiento persistente con usuario registrad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Usuario registrado eliminado de manera correct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dministrador ingresa a formulario de eliminar registro de usu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solicita los datos de usuario</text:p>
          </table:table-cell>
        </table:table-row>
        <table:table-row table:style-name="ro1">
          <table:table-cell office:value-type="string" calcext:value-type="string">
            <text:p>Administrador completa y envía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procesa y valida los datos</text:p>
          </table:table-cell>
        </table:table-row>
        <table:table-row table:style-name="ro1">
          <table:table-cell/>
          <table:table-cell office:value-type="string" calcext:value-type="string">
            <text:p>Sistema elimina registro en almacenamiento persistente (CU09)</text:p>
          </table:table-cell>
        </table:table-row>
        <table:table-row table:style-name="ro1">
          <table:table-cell/>
          <table:table-cell office:value-type="string" calcext:value-type="string">
            <text:p>Sistema elimina área de trabajo del usuario (CU10)</text:p>
          </table:table-cell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09, CU10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No se puede eliminar el usuario por problemas en AP, se notifica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11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Visualizar usuario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Visualizar lista de usuarios o datos de usuario seleccionad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visualización de usuarios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respondida de visualización de usuarios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dministrador ingresa a sección visualizar usuari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consulta la data al Sistema de Almacenamiento persistente</text:p>
          </table:table-cell>
        </table:table-row>
        <table:table-row table:style-name="ro1">
          <table:table-cell/>
          <table:table-cell office:value-type="string" calcext:value-type="string">
            <text:p>Sistema recupera la respuesta en formato JSON</text:p>
          </table:table-cell>
        </table:table-row>
        <table:table-row table:style-name="ro1">
          <table:table-cell/>
          <table:table-cell office:value-type="string" calcext:value-type="string">
            <text:p>Sistema decodifica la información</text:p>
          </table:table-cell>
        </table:table-row>
        <table:table-row table:style-name="ro1">
          <table:table-cell/>
          <table:table-cell office:value-type="string" calcext:value-type="string">
            <text:p>Sistema despliega la respuesta en la interfaz de usuari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No se puede mostrar la data, se notifica la acción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13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Registrar nuevo rol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nsertar en el sistema de almacenamiento persistente un nuevo rol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stema de almacenamiento persistente sin registro de rol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Rol registrado en sistem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dministrador ingresa a formulario de nuevo registro de r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solicita los datos de rol</text:p>
          </table:table-cell>
        </table:table-row>
        <table:table-row table:style-name="ro1">
          <table:table-cell office:value-type="string" calcext:value-type="string">
            <text:p>Administrador completa y envía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procesa y valida los datos</text:p>
          </table:table-cell>
        </table:table-row>
        <table:table-row table:style-name="ro1">
          <table:table-cell/>
          <table:table-cell office:value-type="string" calcext:value-type="string">
            <text:p>Sistema registra nuevo dato en almacenamiento persistente (CU02)</text:p>
          </table:table-cell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0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ursos alternativos</text:p>
          </table:table-cell>
          <table:table-cell office:value-type="string" calcext:value-type="string">
            <text:p>Rol ya existe y el sistema lo notifica</text:p>
          </table:table-cell>
        </table:table-row>
        <table:table-row table:style-name="ro1">
          <table:covered-table-cell/>
          <table:table-cell office:value-type="string" calcext:value-type="string">
            <text:p>No se puede registrar el rol por problemas en AP, se notifica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14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ditar rol existente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ditar rol existente en el sistema de almacenamiento persistente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stema de almacenamiento persistente sin rol modificad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Rol editado modificado de manera correct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dministrador ingresa a formulario de editar registro de r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solicita los datos de rol</text:p>
          </table:table-cell>
        </table:table-row>
        <table:table-row table:style-name="ro1">
          <table:table-cell office:value-type="string" calcext:value-type="string">
            <text:p>Administrador completa y envía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procesa y valida los datos</text:p>
          </table:table-cell>
        </table:table-row>
        <table:table-row table:style-name="ro1">
          <table:table-cell/>
          <table:table-cell office:value-type="string" calcext:value-type="string">
            <text:p>Sistema edita registro en almacenamiento persistente (CU07)</text:p>
          </table:table-cell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07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No se puede editar el rol por problemas en AP, se notifica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15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liminar rol existente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liminar rol existente en el sistema de almacenamiento persistente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stema de almacenamiento persistente con rol registrad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Rol registrado eliminado de manera correct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dministrador ingresa a formulario de eliminar registro de r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solicita los datos de rol</text:p>
          </table:table-cell>
        </table:table-row>
        <table:table-row table:style-name="ro1">
          <table:table-cell office:value-type="string" calcext:value-type="string">
            <text:p>Administrador completa y envía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procesa y valida los datos</text:p>
          </table:table-cell>
        </table:table-row>
        <table:table-row table:style-name="ro1">
          <table:table-cell/>
          <table:table-cell office:value-type="string" calcext:value-type="string">
            <text:p>Sistema elimina registro en almacenamiento persistente (CU09)</text:p>
          </table:table-cell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09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No se puede eliminar el rol por problemas en AP, se notifica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16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Visualizar role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Visualizar lista de roles registrados en el sistema de almacenamiento persistente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visualización de roles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respondida de visualización de roles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dministrador ingresa a sección visualizar ro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consulta la data al Sistema de Almacenamiento persistente</text:p>
          </table:table-cell>
        </table:table-row>
        <table:table-row table:style-name="ro1">
          <table:table-cell/>
          <table:table-cell office:value-type="string" calcext:value-type="string">
            <text:p>Sistema recupera la respuesta en formato JSON</text:p>
          </table:table-cell>
        </table:table-row>
        <table:table-row table:style-name="ro1">
          <table:table-cell/>
          <table:table-cell office:value-type="string" calcext:value-type="string">
            <text:p>Sistema decodifica la información</text:p>
          </table:table-cell>
        </table:table-row>
        <table:table-row table:style-name="ro1">
          <table:table-cell/>
          <table:table-cell office:value-type="string" calcext:value-type="string">
            <text:p>Sistema despliega la respuesta en la interfaz de usuari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No se puede mostrar la data, se notifica la acción</text:p>
          </table:table-cell>
        </table:table-row>
      </table:table>
      <table:table table:name="casosUsoRecursos" table:style-name="ta1">
        <table:table-column table:style-name="co9" table:default-cell-style-name="ce2"/>
        <table:table-column table:style-name="co10" table:default-cell-style-name="ce2"/>
        <table:table-row table:style-name="ro1">
          <table:table-cell table:style-name="ce3" office:value-type="string" calcext:value-type="string" table:number-columns-spanned="2" table:number-rows-spanned="1">
            <text:p>Caso de Uso: CU03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Crear área de trabajo de usuario registrad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Crear área de trabajo a usuario registrad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No existe área de trabajo ni habilitación de recursos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e habilita recursos para usuario y se crea área de trabajo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solicita la creación de nueva área de trabaj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habilita el usuario y crea espacio de trabajo</text:p>
          </table:table-cell>
        </table:table-row>
        <table:table-row table:style-name="ro1">
          <table:table-cell/>
          <table:table-cell office:value-type="string" calcext:value-type="string">
            <text:p>Sistema habilita los recursos para el nuevo usuario</text:p>
          </table:table-cell>
        </table:table-row>
        <table:table-row table:style-name="ro1">
          <table:table-cell/>
          <table:table-cell office:value-type="string" calcext:value-type="string">
            <text:p>Sistema habilita al usuario en el proceso de colas</text:p>
          </table:table-cell>
        </table:table-row>
        <table:table-row table:style-name="ro1">
          <table:table-cell/>
          <table:table-cell office:value-type="string" calcext:value-type="string">
            <text:p>Sistema habilita al usuario en el registro de correos</text:p>
          </table:table-cell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10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liminar área de trabajo de usuario registrad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liminar área de trabajo a usuario registrad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 existe área de trabajo ni habilitación de recursos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e elimina área de trabajo y deshabilitan los recursos asociados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solicita la eliminación de área de trabaj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deshabilita el usuario y elimina espacio de trabajo</text:p>
          </table:table-cell>
        </table:table-row>
        <table:table-row table:style-name="ro1">
          <table:table-cell/>
          <table:table-cell office:value-type="string" calcext:value-type="string">
            <text:p>Sistema elimina los recursos para el usuario</text:p>
          </table:table-cell>
        </table:table-row>
        <table:table-row table:style-name="ro1">
          <table:table-cell/>
          <table:table-cell office:value-type="string" calcext:value-type="string">
            <text:p>Sistema deshabilita al usuario en el proceso de colas</text:p>
          </table:table-cell>
        </table:table-row>
        <table:table-row table:style-name="ro1">
          <table:table-cell/>
          <table:table-cell office:value-type="string" calcext:value-type="string">
            <text:p>Sistema deshabilita al usuario en el registro de correos</text:p>
          </table:table-cell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</table:table>
      <table:table table:name="casosUsoBD" table:style-name="ta1">
        <table:table-column table:style-name="co11" table:default-cell-style-name="ce2"/>
        <table:table-column table:style-name="co8" table:default-cell-style-name="ce2"/>
        <table:table-row table:style-name="ro1">
          <table:table-cell table:style-name="ce3" office:value-type="string" calcext:value-type="string" table:number-columns-spanned="2" table:number-rows-spanned="1">
            <text:p>Caso de Uso: CU02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nsertar registro en Sistema de Almacenamiento persistente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Crear un nuevo registro en el sistema de almacenamiento persistente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stema de almacenamiento persistente sin registr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istema de almacenamiento persistente con registro agregado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P recibe una solicitud de registro de datos en formato JSON</text:p>
          </table:table-cell>
          <table:table-cell/>
        </table:table-row>
        <table:table-row table:style-name="ro1">
          <table:table-cell office:value-type="string" calcext:value-type="string">
            <text:p>AP procesa conexión a la base de datos (CU04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os datos mediante proceso JSON</text:p>
          </table:table-cell>
        </table:table-row>
        <table:table-row table:style-name="ro1">
          <table:table-cell/>
          <table:table-cell office:value-type="string" calcext:value-type="string">
            <text:p>Sistema decodifica los datos</text:p>
          </table:table-cell>
        </table:table-row>
        <table:table-row table:style-name="ro1">
          <table:table-cell office:value-type="string" calcext:value-type="string">
            <text:p>AP inserta los datos en el entorno correspondien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AP establece desconexión del sistema BD (CU05)</text:p>
          </table:table-cell>
          <table:table-cell/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04, CU05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No se puede iniciar sesión en BD, se notifica y el proceso se encola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04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niciar sesión en base de dato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niciar nueva sesión en base de datos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esión no iniciada en BD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esión creada e iniciada en BD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P solicita iniciar sesión en B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</text:p>
          </table:table-cell>
        </table:table-row>
        <table:table-row table:style-name="ro1">
          <table:table-cell/>
          <table:table-cell office:value-type="string" calcext:value-type="string">
            <text:p>Sistema procesa las credenciales</text:p>
          </table:table-cell>
        </table:table-row>
        <table:table-row table:style-name="ro1">
          <table:table-cell/>
          <table:table-cell office:value-type="string" calcext:value-type="string">
            <text:p>Sistema establece conexión</text:p>
          </table:table-cell>
        </table:table-row>
        <table:table-row table:style-name="ro1">
          <table:table-cell/>
          <table:table-cell office:value-type="string" calcext:value-type="string">
            <text:p>Sistema notifica inicio de sesión correct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ursos alternativos</text:p>
          </table:table-cell>
          <table:table-cell office:value-type="string" calcext:value-type="string">
            <text:p>Credenciales de acceso incorrectas, se notifica mediante el sistema</text:p>
          </table:table-cell>
        </table:table-row>
        <table:table-row table:style-name="ro1">
          <table:covered-table-cell/>
          <table:table-cell office:value-type="string" calcext:value-type="string">
            <text:p>Sistema BD no disponible por múltiples conexiones activas, sistema notifica el evento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05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Cerrar sesión en BD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Cerrar sesión iniciada en base de datos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esión en estado inici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esión en estado cerra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P solicita cerrar sesió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BD recibe solicitud</text:p>
          </table:table-cell>
        </table:table-row>
        <table:table-row table:style-name="ro1">
          <table:table-cell/>
          <table:table-cell office:value-type="string" calcext:value-type="string">
            <text:p>Sistema cierra la sesión</text:p>
          </table:table-cell>
        </table:table-row>
        <table:table-row table:style-name="ro1">
          <table:table-cell/>
          <table:table-cell office:value-type="string" calcext:value-type="string">
            <text:p>Sistema elimina los datos de memoria caché y registros activos</text:p>
          </table:table-cell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5"/>
          <table:table-cell table:style-name="ce4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07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ditar registro en Sistema de Almacenamiento persistente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ditar un registro en el sistema de almacenamiento persistente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stema de almacenamiento persistente sin registro editad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istema de almacenamiento persistente con registro editado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P recibe una solicitud de edición de datos en formato JSON</text:p>
          </table:table-cell>
          <table:table-cell/>
        </table:table-row>
        <table:table-row table:style-name="ro1">
          <table:table-cell office:value-type="string" calcext:value-type="string">
            <text:p>AP procesa conexión a la base de datos (CU04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os datos mediante proceso JSON</text:p>
          </table:table-cell>
        </table:table-row>
        <table:table-row table:style-name="ro1">
          <table:table-cell/>
          <table:table-cell office:value-type="string" calcext:value-type="string">
            <text:p>Sistema decodifica los datos</text:p>
          </table:table-cell>
        </table:table-row>
        <table:table-row table:style-name="ro1">
          <table:table-cell office:value-type="string" calcext:value-type="string">
            <text:p>AP edita los datos en el entorno correspondien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AP establece desconexión del sistema BD (CU05)</text:p>
          </table:table-cell>
          <table:table-cell/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04, CU05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No se puede iniciar sesión en BD, se notifica y el proceso se encola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09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liminar registro en Sistema de Almacenamiento persistente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liminar un registro en el sistema de almacenamiento persistente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stema de almacenamiento persistente sin registro eliminad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istema de almacenamiento persistente con registro eliminado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P recibe una solicitud de eliminación de datos en formato JSON</text:p>
          </table:table-cell>
          <table:table-cell/>
        </table:table-row>
        <table:table-row table:style-name="ro1">
          <table:table-cell office:value-type="string" calcext:value-type="string">
            <text:p>AP procesa conexión a la base de datos (CU04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os datos mediante proceso JSON</text:p>
          </table:table-cell>
        </table:table-row>
        <table:table-row table:style-name="ro1">
          <table:table-cell/>
          <table:table-cell office:value-type="string" calcext:value-type="string">
            <text:p>Sistema decodifica los datos</text:p>
          </table:table-cell>
        </table:table-row>
        <table:table-row table:style-name="ro1">
          <table:table-cell office:value-type="string" calcext:value-type="string">
            <text:p>AP elimina los datos en el entorno correspondien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AP establece desconexión del sistema BD (CU05)</text:p>
          </table:table-cell>
          <table:table-cell/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04, CU05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No se puede iniciar sesión en BD, se notifica y el proceso se encola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12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Mostrar registro en Sistema de Almacenamiento persistente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Mostrar un conjunto de registros en el sistema de almacenamiento persistente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búsqueda de información en estado esper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búsqueda de información en estado finaliza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P recibe la solicitud de búsqueda de datos</text:p>
          </table:table-cell>
          <table:table-cell/>
        </table:table-row>
        <table:table-row table:style-name="ro1">
          <table:table-cell office:value-type="string" calcext:value-type="string">
            <text:p>AP procesa conexión a la base de datos (CU04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os datos mediante proceso JSON</text:p>
          </table:table-cell>
        </table:table-row>
        <table:table-row table:style-name="ro1">
          <table:table-cell/>
          <table:table-cell office:value-type="string" calcext:value-type="string">
            <text:p>Sistema responde la solicitud con el correspondiente resultado obtenido</text:p>
          </table:table-cell>
        </table:table-row>
        <table:table-row table:style-name="ro1">
          <table:table-cell office:value-type="string" calcext:value-type="string">
            <text:p>AP establece desconexión del sistema BD (CU05)</text:p>
          </table:table-cell>
          <table:table-cell/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04, CU05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No se puede iniciar sesión en BD, se notifica y el proceso se encola</text:p>
          </table:table-cell>
        </table:table-row>
      </table:table>
      <table:table table:name="casosUsoNotificaciones" table:style-name="ta1">
        <table:table-column table:style-name="co12" table:default-cell-style-name="ce2"/>
        <table:table-column table:style-name="co13" table:default-cell-style-name="ce2"/>
        <table:table-row table:style-name="ro1">
          <table:table-cell table:style-name="ce3" office:value-type="string" calcext:value-type="string" table:number-columns-spanned="2" table:number-rows-spanned="1">
            <text:p>Caso de Uso: CU21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Notificar mensaje vía correo electrónic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nviar correo electrónico a usuario con mensaje asociad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stema de mensajería disponible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istema de mensajería con solicitud realiza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P genera solicitud de envío de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revisa la data</text:p>
          </table:table-cell>
        </table:table-row>
        <table:table-row table:style-name="ro1">
          <table:table-cell/>
          <table:table-cell office:value-type="string" calcext:value-type="string">
            <text:p>Sistema crea el cuerpo del correo</text:p>
          </table:table-cell>
        </table:table-row>
        <table:table-row table:style-name="ro1">
          <table:table-cell/>
          <table:table-cell office:value-type="string" calcext:value-type="string">
            <text:p>Sistema envía vía SMTP el correo al destino asociado</text:p>
          </table:table-cell>
        </table:table-row>
        <table:table-row table:style-name="ro1">
          <table:table-cell/>
          <table:table-cell office:value-type="string" calcext:value-type="string">
            <text:p>Sistema registra en su log el proceso generado</text:p>
          </table:table-cell>
        </table:table-row>
        <table:table-row table:style-name="ro1">
          <table:table-cell/>
          <table:table-cell office:value-type="string" calcext:value-type="string">
            <text:p>Sistema notifica el proceso finalizado de manera correcta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ursos alternativos</text:p>
          </table:table-cell>
          <table:table-cell office:value-type="string" calcext:value-type="string">
            <text:p>Sistema de mensajería no disponible, se notifica la acción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Servidor de correos SMTP no habilitado, se notifica la acción</text:p>
          </table:table-cell>
        </table:table-row>
      </table:table>
      <table:table table:name="casosUsoSesion" table:style-name="ta1">
        <table:table-column table:style-name="co14" table:default-cell-style-name="ce2"/>
        <table:table-column table:style-name="co15" table:default-cell-style-name="ce2"/>
        <table:table-row table:style-name="ro1">
          <table:table-cell table:style-name="ce3" office:value-type="string" calcext:value-type="string" table:number-columns-spanned="2" table:number-rows-spanned="1">
            <text:p>Caso de Uso: CU17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niciar sesión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ngresar al sistema de información mediante la validación de las credenciales de usuari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inicio de sesión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Inicio de sesión creado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l formulario login</text:p>
          </table:table-cell>
          <table:table-cell/>
        </table:table-row>
        <table:table-row table:style-name="ro1">
          <table:table-cell office:value-type="string" calcext:value-type="string">
            <text:p>Usuario completa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upera la data del formulario</text:p>
          </table:table-cell>
        </table:table-row>
        <table:table-row table:style-name="ro1">
          <table:table-cell/>
          <table:table-cell office:value-type="string" calcext:value-type="string">
            <text:p>Sistema consulta la data al sistema de almacenamiento persistente</text:p>
          </table:table-cell>
        </table:table-row>
        <table:table-row table:style-name="ro1">
          <table:table-cell/>
          <table:table-cell office:value-type="string" calcext:value-type="string">
            <text:p>Sistema verifica la respuesta</text:p>
          </table:table-cell>
        </table:table-row>
        <table:table-row table:style-name="ro1">
          <table:table-cell/>
          <table:table-cell office:value-type="string" calcext:value-type="string">
            <text:p>Sistema inicia la sesión y entrega token de acceso</text:p>
          </table:table-cell>
        </table:table-row>
        <table:table-row table:style-name="ro1">
          <table:table-cell office:value-type="string" calcext:value-type="string">
            <text:p>Usuario validado correctamente ingresa al sistema</text:p>
          </table:table-cell>
          <table:table-cell/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ursos alternativos</text:p>
          </table:table-cell>
          <table:table-cell office:value-type="string" calcext:value-type="string">
            <text:p>No se puede acceder al AP, se notifica al usuario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redenciales incorrectas, se notifica al usuario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18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utenticar usuari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Autenticar usuario en sistema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Usuario registrado en sistema pero sin acces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Usuario registrado en sistema y habilitado para acceder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dministrador registra un nuevo usu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sponde solicitud</text:p>
          </table:table-cell>
        </table:table-row>
        <table:table-row table:style-name="ro1">
          <table:table-cell/>
          <table:table-cell office:value-type="string" calcext:value-type="string">
            <text:p>Sistema inicia proceso de autenticación</text:p>
          </table:table-cell>
        </table:table-row>
        <table:table-row table:style-name="ro1">
          <table:table-cell/>
          <table:table-cell office:value-type="string" calcext:value-type="string">
            <text:p>Sistema genera token de registro </text:p>
          </table:table-cell>
        </table:table-row>
        <table:table-row table:style-name="ro1">
          <table:table-cell/>
          <table:table-cell office:value-type="string" calcext:value-type="string">
            <text:p>Sistema almacena registro en BD</text:p>
          </table:table-cell>
        </table:table-row>
        <table:table-row table:style-name="ro1">
          <table:table-cell/>
          <table:table-cell office:value-type="string" calcext:value-type="string">
            <text:p>Sistema codifica credenciales de usuario</text:p>
          </table:table-cell>
        </table:table-row>
        <table:table-row table:style-name="ro1">
          <table:table-cell/>
          <table:table-cell office:value-type="string" calcext:value-type="string">
            <text:p>Sistema habilita las credenciales para usuario registrad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ursos alternativos</text:p>
          </table:table-cell>
          <table:table-cell office:value-type="string" calcext:value-type="string">
            <text:p>No se puede acceder al AP, se notifica al usuario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redenciales incorrectas, se notifica al usuario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19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Cerrar sesión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Salir del sistema de información mediante la validación de las credenciales de usuari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cierre de sesión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Cierre de sesión procesado de manera correct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solicita cerrar sesió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registra la hora de acceso</text:p>
          </table:table-cell>
        </table:table-row>
        <table:table-row table:style-name="ro1">
          <table:table-cell/>
          <table:table-cell office:value-type="string" calcext:value-type="string">
            <text:p>Sistema almacena en sus log el registro de finalizar sesión</text:p>
          </table:table-cell>
        </table:table-row>
        <table:table-row table:style-name="ro1">
          <table:table-cell/>
          <table:table-cell office:value-type="string" calcext:value-type="string">
            <text:p>Sistema borra la data caché</text:p>
          </table:table-cell>
        </table:table-row>
        <table:table-row table:style-name="ro1">
          <table:table-cell/>
          <table:table-cell office:value-type="string" calcext:value-type="string">
            <text:p>Sistema elimina token generado</text:p>
          </table:table-cell>
        </table:table-row>
        <table:table-row table:style-name="ro1">
          <table:table-cell/>
          <table:table-cell office:value-type="string" calcext:value-type="string">
            <text:p>Sistema cierra sesión redireccionando a la interfaz principal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ursos alternativos</text:p>
          </table:table-cell>
          <table:table-cell office:value-type="string" calcext:value-type="string">
            <text:p>No se puede acceder al AP, se notifica al usuario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redenciales incorrectas, se notifica al usuario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20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Recuperar cuenta de usuari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Recuperar acceso al sistema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realizada de recuperación de cuent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recuperación de cuentas finaliza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l formulario de recuperación de cuenta</text:p>
          </table:table-cell>
          <table:table-cell/>
        </table:table-row>
        <table:table-row table:style-name="ro1">
          <table:table-cell office:value-type="string" calcext:value-type="string">
            <text:p>Usuario completa formulario de recuperació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valida que la data ingresada sea correcta</text:p>
          </table:table-cell>
        </table:table-row>
        <table:table-row table:style-name="ro1">
          <table:table-cell/>
          <table:table-cell office:value-type="string" calcext:value-type="string">
            <text:p>Sistema notifica vía correo electrónico link de recuperación</text:p>
          </table:table-cell>
        </table:table-row>
        <table:table-row table:style-name="ro1">
          <table:table-cell/>
          <table:table-cell office:value-type="string" calcext:value-type="string">
            <text:p>Sistema habilita link de recuperación por un tiempo máximo de 30 minutos</text:p>
          </table:table-cell>
        </table:table-row>
        <table:table-row table:style-name="ro1">
          <table:table-cell office:value-type="string" calcext:value-type="string">
            <text:p>Usuario recibe correo electrónico y accede a link</text:p>
          </table:table-cell>
          <table:table-cell/>
        </table:table-row>
        <table:table-row table:style-name="ro1">
          <table:table-cell office:value-type="string" calcext:value-type="string">
            <text:p>Usuario completa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actualiza la data</text:p>
          </table:table-cell>
        </table:table-row>
        <table:table-row table:style-name="ro1">
          <table:table-cell/>
          <table:table-cell office:value-type="string" calcext:value-type="string">
            <text:p>Sistema autentica al usuario</text:p>
          </table:table-cell>
        </table:table-row>
        <table:table-row table:style-name="ro1">
          <table:table-cell/>
          <table:table-cell office:value-type="string" calcext:value-type="string">
            <text:p>Sistema notifica vía correo electrónico la recuperación de cuenta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Cursos alternativos</text:p>
          </table:table-cell>
          <table:table-cell office:value-type="string" calcext:value-type="string">
            <text:p>No se puede acceder al AP, se notifica al usuario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redenciales incorrectas, se notifica al usuario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Sistema de correos no se encuentra disponible, se notifica al usuario la acción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22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Reestablecer cuenta de usuari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Reestablecer cuenta de usuari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realizada de reestablecer cuenta de usuari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reestablecer cuenta finaliza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l formulario de recuperación de cuenta</text:p>
          </table:table-cell>
          <table:table-cell/>
        </table:table-row>
        <table:table-row table:style-name="ro1">
          <table:table-cell office:value-type="string" calcext:value-type="string">
            <text:p>Usuario completa formulario de recuperació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valida que la data ingresada sea correcta</text:p>
          </table:table-cell>
        </table:table-row>
        <table:table-row table:style-name="ro1">
          <table:table-cell/>
          <table:table-cell office:value-type="string" calcext:value-type="string">
            <text:p>Sistema notifica vía correo electrónico link de recuperación</text:p>
          </table:table-cell>
        </table:table-row>
        <table:table-row table:style-name="ro1">
          <table:table-cell/>
          <table:table-cell office:value-type="string" calcext:value-type="string">
            <text:p>Sistema habilita link de recuperación por un tiempo máximo de 30 minutos</text:p>
          </table:table-cell>
        </table:table-row>
        <table:table-row table:style-name="ro1">
          <table:table-cell office:value-type="string" calcext:value-type="string">
            <text:p>Usuario recibe correo electrónico y accede a link</text:p>
          </table:table-cell>
          <table:table-cell/>
        </table:table-row>
        <table:table-row table:style-name="ro1">
          <table:table-cell office:value-type="string" calcext:value-type="string">
            <text:p>Usuario completa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actualiza la data</text:p>
          </table:table-cell>
        </table:table-row>
        <table:table-row table:style-name="ro1">
          <table:table-cell/>
          <table:table-cell office:value-type="string" calcext:value-type="string">
            <text:p>Sistema autentica al usuario</text:p>
          </table:table-cell>
        </table:table-row>
        <table:table-row table:style-name="ro1">
          <table:table-cell/>
          <table:table-cell office:value-type="string" calcext:value-type="string">
            <text:p>Sistema notifica vía correo electrónico la recuperación de cuenta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Cursos alternativos</text:p>
          </table:table-cell>
          <table:table-cell office:value-type="string" calcext:value-type="string">
            <text:p>No se puede acceder al AP, se notifica al usuario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redenciales incorrectas, se notifica al usuario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Sistema de correos no se encuentra disponible, se notifica al usuario la acción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23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Modificar datos de acces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Modificar los valores de las credenciales para un usuari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Credenciales de usuario no modificadas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Credenciales de usuario modificadas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l formulario de cambio de contraseña</text:p>
          </table:table-cell>
          <table:table-cell/>
        </table:table-row>
        <table:table-row table:style-name="ro1">
          <table:table-cell office:value-type="string" calcext:value-type="string">
            <text:p>Usuario completa formulario de camb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valida que la data ingresada sea correcta</text:p>
          </table:table-cell>
        </table:table-row>
        <table:table-row table:style-name="ro1">
          <table:table-cell/>
          <table:table-cell office:value-type="string" calcext:value-type="string">
            <text:p>Sistema notifica vía correo electrónico el cambio generado </text:p>
          </table:table-cell>
        </table:table-row>
        <table:table-row table:style-name="ro1">
          <table:table-cell/>
          <table:table-cell office:value-type="string" calcext:value-type="string">
            <text:p>Sistema actualiza la data</text:p>
          </table:table-cell>
        </table:table-row>
        <table:table-row table:style-name="ro1">
          <table:table-cell/>
          <table:table-cell office:value-type="string" calcext:value-type="string">
            <text:p>Sistema autentica al usuario</text:p>
          </table:table-cell>
        </table:table-row>
        <table:table-row table:style-name="ro1">
          <table:table-cell/>
          <table:table-cell office:value-type="string" calcext:value-type="string">
            <text:p>Sistema notifica vía correo electrónico la recuperación de cuenta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Cursos alternativos</text:p>
          </table:table-cell>
          <table:table-cell office:value-type="string" calcext:value-type="string">
            <text:p>No se puede acceder al AP, se notifica al usuario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redenciales incorrectas, se notifica al usuario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Sistema de correos no se encuentra disponible, se notifica al usuario la acción</text:p>
          </table:table-cell>
        </table:table-row>
      </table:table>
      <table:table table:name="casosUsoEstadisticas" table:style-name="ta1">
        <table:table-column table:style-name="co16" table:default-cell-style-name="ce2"/>
        <table:table-column table:style-name="co17" table:default-cell-style-name="ce2"/>
        <table:table-row table:style-name="ro1">
          <table:table-cell table:style-name="ce3" office:value-type="string" calcext:value-type="string" table:number-columns-spanned="2" table:number-rows-spanned="1">
            <text:p>Caso de Uso: CU24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Visualizar estadísticas de us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Visualizar estadísticas de uso del servicio por usuari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estadísticas de uso realiz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estadísticas de uso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sección de estadísticas de u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consulta a AP para solicitud de información</text:p>
          </table:table-cell>
        </table:table-row>
        <table:table-row table:style-name="ro1">
          <table:table-cell office:value-type="string" calcext:value-type="string">
            <text:p>AP recibe la solicitud y la proces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 AP</text:p>
          </table:table-cell>
        </table:table-row>
        <table:table-row table:style-name="ro1">
          <table:table-cell/>
          <table:table-cell office:value-type="string" calcext:value-type="string">
            <text:p>Sistema procesa respuesta</text:p>
          </table:table-cell>
        </table:table-row>
        <table:table-row table:style-name="ro1">
          <table:table-cell/>
          <table:table-cell office:value-type="string" calcext:value-type="string">
            <text:p>Sistema decodifica respuesta en formato JSON</text:p>
          </table:table-cell>
        </table:table-row>
        <table:table-row table:style-name="ro1">
          <table:table-cell/>
          <table:table-cell office:value-type="string" calcext:value-type="string">
            <text:p>Sistema genera tabla resumen de estadísticas recibidas</text:p>
          </table:table-cell>
        </table:table-row>
        <table:table-row table:style-name="ro1">
          <table:table-cell/>
          <table:table-cell office:value-type="string" calcext:value-type="string">
            <text:p>Sistema genera gráfico de reportes con el u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5, CU26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ursos alternativos</text:p>
          </table:table-cell>
          <table:table-cell office:value-type="string" calcext:value-type="string">
            <text:p>Sistema de mensajería no disponible, se notifica la acción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Servidor de correos SMTP no habilitado, se notifica la acción</text:p>
          </table:table-cell>
        </table:table-row>
      </table:table>
      <table:table table:name="casosUsoReporte" table:style-name="ta1">
        <table:table-column table:style-name="co16" table:default-cell-style-name="ce2"/>
        <table:table-column table:style-name="co18" table:default-cell-style-name="ce2"/>
        <table:table-row table:style-name="ro1">
          <table:table-cell table:style-name="ce3" office:value-type="string" calcext:value-type="string" table:number-columns-spanned="2" table:number-rows-spanned="1">
            <text:p>Caso de Uso: CU25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Generar tabla resumen de estadístico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Generar tabla resumen responsive y con opciones de descarga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Tabla resumen sin datos disponibles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Tabla resumen generada correct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P responde la solicitud de estadísticas resum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respuesta y procesa el formato JSON</text:p>
          </table:table-cell>
        </table:table-row>
        <table:table-row table:style-name="ro1">
          <table:table-cell/>
          <table:table-cell office:value-type="string" calcext:value-type="string">
            <text:p>Sistema carga la data en estructura dataTable</text:p>
          </table:table-cell>
        </table:table-row>
        <table:table-row table:style-name="ro1">
          <table:table-cell/>
          <table:table-cell office:value-type="string" calcext:value-type="string">
            <text:p>Sistema habilita los botones de acción en el datatable</text:p>
          </table:table-cell>
        </table:table-row>
        <table:table-row table:style-name="ro1">
          <table:table-cell/>
          <table:table-cell office:value-type="string" calcext:value-type="string">
            <text:p>Sistema carga la tabla en el div correspondiente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Default"/>
          <table:table-cell table:style-name="ce4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26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Generar tabla resumen de estadístico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Generar tabla resumen responsive y con opciones de descarga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Tabla resumen sin datos disponibles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Tabla resumen generada correct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P responde la solicitud de estadísticas resum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respuesta y procesa el formato JSON</text:p>
          </table:table-cell>
        </table:table-row>
        <table:table-row table:style-name="ro1">
          <table:table-cell/>
          <table:table-cell office:value-type="string" calcext:value-type="string">
            <text:p>Sistema carga la data en estructura dataTable</text:p>
          </table:table-cell>
        </table:table-row>
        <table:table-row table:style-name="ro1">
          <table:table-cell/>
          <table:table-cell office:value-type="string" calcext:value-type="string">
            <text:p>Sistema habilita los botones de acción en el datatable</text:p>
          </table:table-cell>
        </table:table-row>
        <table:table-row table:style-name="ro1">
          <table:table-cell/>
          <table:table-cell office:value-type="string" calcext:value-type="string">
            <text:p>Sistema carga la tabla en el div correspondiente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6:53:04.000834142</meta:creation-date>
    <dc:date>2018-09-24T18:14:03.815546737</dc:date>
    <meta:editing-duration>PT4H48M29S</meta:editing-duration>
    <meta:editing-cycles>12</meta:editing-cycles>
    <meta:generator>LibreOffice/5.1.6.2$Linux_X86_64 LibreOffice_project/10m0$Build-2</meta:generator>
    <meta:document-statistic meta:table-count="9" meta:cell-count="869" meta:object-count="0"/>
  </office:meta>
</office:document-meta>
</file>